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office:automatic-styles>
  <office:body>
    <office:text text:use-soft-page-breaks="true">
      <text:p text:style-name="P1">REACT</text:p>
      <text:p text:style-name="P2"/>
      <text:p text:style-name="P3"/>
      <text:p text:style-name="Standard">- Introduction ( choix techniques : react – route – pas de redux – bootstrap )</text:p>
      <text:p text:style-name="Standard">- Navigation</text:p>
      <text:p text:style-name="Standard">- Communication avec serveur</text:p>
      <text:p text:style-name="Standard">- Inscription</text:p>
      <text:p text:style-name="Standard">- Connexion</text:p>
      <text:p text:style-name="Standard">- Sécurité</text:p>
      <text:p text:style-name="Standard">- Profil /<text:s/>MainPage / SelectedGroup / About – Home – Erreur 404</text:p>
      <text:p text:style-name="Standard"/>
      <text:p text:style-name="Standard">Introduction :</text:p>
      <text:p text:style-name="Standard"/>
      <text:p text:style-name="Standard">Nous avons choisi React pour plusieurs raison .</text:p>
      <text:p text:style-name="Standard">Premièrement, React apporte une grande rapidité et fluidité dans l’expérience utilisateur grâce à sa gestion du DOM.</text:p>
      <text:p text:style-name="Standard">De plus, l’organisation en composant apporte de la lisibilité et de la ré utilisabilité au code, ce qui facilitera la maintenance et apportera une valeur supplémentaire à la solution.</text:p>
      <text:p text:style-name="Standard">Enfin, React joui d’une grande popularité dans le monde du développement Web actuellement, ce qui a pour avantage de rallier une grande communauté de développeur, et donc de potentiel solution à un problème préci.</text:p>
      <text:p text:style-name="Standard"/>
      <text:p text:style-name="Standard">Nous avons également utilisé une collection d’élément lié à la navigation appelé react-router ainsi qu’un framework React-bootstrap<text:s/>afin de faciliter le développement.</text:p>
      <text:p text:style-name="Standard"/>
      <text:p text:style-name="Standard">La non utilisation de Redux est dû à une erreur de jugement dès le départ du projet, et également à un manque de connaissance sur ce principe.</text:p>
      <text:p text:style-name="Standard"/>
      <text:p text:style-name="Standard">Navigation :</text:p>
      <text:p text:style-name="Standard"/>
      <text:p text:style-name="Standard">Nous avons utilisé react-router pour naviguer entre nos<text:s/>différentes pages. Le principe est le suivant : à chaque URL correspond un composant. La page App.js qui contient la barre de navigation est chargé, avec un composant en plus en fonction de l’URL.</text:p>
      <text:p text:style-name="Standard">Cela est rendu possible par le composant Routes, qui recense l’ensemble des URL associé à un composant en particulié.</text:p>
      <text:p text:style-name="Standard">Cependant afin de pouvoir communiquer des informations entre ces pages, comme par exemple la socket de communication et diverses variables lié à l’identification et la navigation, il a fallu créer un composant AppliedRoute englobant Route et contenant les informations à transmettre.</text:p>
      <text:p text:style-name="Standard"/>
      <text:p text:style-name="Standard">Lorsque une connection avec succès d’un utilisateur <text:s/>se produit, diverses informations tel qu’un token et le rôle ( USER ou ADMIN ) de l’utilisateur sont stockées en<text:s/>local storage. En fonction du rôle ADMIN ou USER, une redirection s’effectue vers la page consacré à l’administration ou vers la page d’acceuil d’un utilisateur enregistré.</text:p>
      <text:p text:style-name="Standard">De plus, diverses variables lié à l’authentification sont mise à jour et seront transmissent de page en page lors de la navigation, afin de s’assurer que l’utilisateur soit bien toujours connecté, même en cas de refresh de page ou de navigation via URL ( en changeant manuellement l’URL ).</text:p>
      <text:p text:style-name="Standard"/>
      <text:p text:style-name="Standard"/>
      <text:p text:style-name="Standard"/>
      <text:p text:style-name="Standard"/>
      <text:p text:style-name="Standard"/>
      <text:p text:style-name="Standard"/>
      <text:p text:style-name="Standard">Communication avec le serveur :</text:p>
      <text:p text:style-name="Standard"/>
      <text:p text:style-name="Standard">La communication avec le serveur se fait via une socket ( socket.io ). Une socket est créé avec la création du composant App et est transmise entre les différentes pages. Une unique socket se charge donc de la totalité des échanges serveur / client spécifique.</text:p>
      <text:p text:style-name="Standard"/>
      <text:p text:style-name="Standard">Le<text:s/>choix d’une communication par socket est plus explicité dans la partie serveur de ce rapport.</text:p>
      <text:p text:style-name="Standard"/>
      <text:p text:style-name="Standard"/>
      <text:p text:style-name="Standard">Inscription :</text:p>
      <text:p text:style-name="Standard"/>
      <text:p text:style-name="Standard">Une page d’inscription est disponible via la barre de navigation lorsqu’aucun utilisateur n’est connecté au service.</text:p>
      <text:p text:style-name="Standard"/>
      <text:p text:style-name="Standard">Cette page ce compose de la barre de navigation ainsi que d’un composant Signup contenu dans le fichier Signup.js . Dans ce composant, on retrouve dans la fonction render() un formulaire contenant des champs issu de react-bootstrap. A chaque modification d’un de ces champs, un json<text:s/>dans le state est mit à jour, puis envoyé au serveur dès que le bouton Envoyer est activé.</text:p>
      <text:p text:style-name="Standard"/>
      <text:p text:style-name="Standard">Une fonction bloque l’envoie du formulaire tant que des conditions ne sont pas remplis tel qu’un format d’adresse valide, ou encore lorsque les champs de vérification du mot de passe et de l’adresse mail de ne sont pas identique au champs associées.</text:p>
      <text:p text:style-name="Standard"/>
      <text:p text:style-name="Standard">L’envoie du json contenant les informations d’inscription de déclenche dans une fonction asynchrone dès que le bouton Envoyer est activé.</text:p>
      <text:p text:style-name="Standard"/>
      <text:p text:style-name="Standard">Connexion :</text:p>
      <text:p text:style-name="Standard"/>
      <text:p text:style-name="Standard">De la même<text:s/>manière que la page inscription, la page connexion est composé de la barre de navigation et d’un composant Login contenu dans le fichier Login.js .</text:p>
      <text:p text:style-name="Standard">La fonction render() de Login est composé d’un formulaire selon le même principe que le composant Connexion.</text:p>
      <text:p text:style-name="Standard"/>
      <text:p text:style-name="Standard">Une fois le json contenant les informations de connexion entré par un utilisateur, et la réponse du serveur reçu, deux évènements se déroulent.</text:p>
      <text:p text:style-name="Standard"/>
      <text:p text:style-name="Standard">Dans le cas où la réponse du serveur rejette la demande de connexion, une pop up informe l’utilisateur du<text:s/>rejet, et laisse la possibilité à l’utilisateur de refaire une demande de connexion.</text:p>
      <text:p text:style-name="Standard"/>
      <text:p text:style-name="Standard">Dans le cas où la réponse du serveur approuve la demande de connexion, une pop up informe l’utilisateur de l’approbation, et re dirige l’utilisateur vers la page d’accueil de ce dernier dans le cas d’un utilisateur simple ou vers la page admin dans le cas d’un utilisateur disposant du rôle admin. Des informations tel que le token et le rôle de l’utilisateur renvoyé par le serveur, ainsi que l’adresse mail et le nom de l’utilisateur <text:s/>sont également stockées en local storage. Une variable associé à la bonne navigation de l’utilisateur dans l’application est également mise à jour.</text:p>
      <text:p text:style-name="Standard"/>
      <text:p text:style-name="Standard">Sécurité :</text:p>
      <text:p text:style-name="Standard"/>
      <text:p text:style-name="Standard">Lors de chaque appel au serveur, le token délivré par le serveur lors de la connexion est renvoyé avec la requête, sauf pour le chargement de la page Admin. Le token est valide tout le temps, jusqu’à ce que l’utilisateur active le bouton Logout.</text:p>
      <text:p text:style-name="Standard">Lors d’un Logout, le local storage est entièrement vidé et l’utilisateur est re dirigé vers la page de connexion.</text:p>
      <text:p text:style-name="Standard"/>
      <text:p text:style-name="Standard">Une vérification locale à lieu pour limiter l’accès a la page Admin à ceux dont le rôle le permet, ce qui expose l’accès à la page Admin par une modification manuel du locage storage. Il faudrait mettre en place une requête qui se déclenche dès la construction du composant, s’assurant que le token qui envoie la requête est bien associé à un compte avec un rôle Admin.</text:p>
      <text:p text:style-name="Standard"/>
      <text:p text:style-name="Standard">Profil :</text:p>
      <text:p text:style-name="Standard"/>
      <text:p text:style-name="Standard">La page profil associé au composant du même nom affiche le profil de l’utilisateur dans des champs modifiables. Toute modification dans l’un de ces champs met à jour un json dans le state, qui sera renvoyé au serveur dès l’appuie du bouton Modifier.</text:p>
      <text:p text:style-name="Standard"/>
      <text:p text:style-name="Standard">Un retour du serveur permet d’informer l’utilisateur de la modification ou non de son profil.</text:p>
      <text:p text:style-name="Standard"/>
      <text:p text:style-name="Standard">MainPage :</text:p>
      <text:p text:style-name="Standard"/>
      <text:p text:style-name="Standard">La page<text:s/>MainPage regroupe tout les groupes auxquelles l’utilisateur est rattaché. Deux champs pour créer et rejoindre un groupe sont également présent.</text:p>
      <text:p text:style-name="Standard"/>
      <text:p text:style-name="Standard">Une requête au serveur demandant les familles relatives à l’utilisateur identifié est envoyé avant que le composant soit monté. En fonction du résultat, un certain nombre de composant Famille sont créé. Le composant Famille est constitué d’un Bouton avec pour légende le nom d’un groupe et d’un texte représentant le code de ce même groupe.</text:p>
      <text:p text:style-name="Standard"/>
      <text:p text:style-name="Standard">Lorsque les boutons Créer et Rejoindre un groupe sont activés, une fonction asynchrone effectue un appel serveur correspondant. Une pop up avec le resultat de la requête informe l’utilisateu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ia Monge</dc:creator>
    <meta:creation-date>2018-01-23T14:20:00Z</meta:creation-date>
    <dc:date>2018-01-24T07:08:00Z</dc:date>
    <meta:template xlink:href="Normal" xlink:type="simple"/>
    <meta:editing-cycles>4</meta:editing-cycles>
    <meta:editing-duration>PT300S</meta:editing-duration>
    <meta:document-statistic meta:page-count="1" meta:paragraph-count="13" meta:word-count="1003" meta:character-count="6713" meta:row-count="47" meta:non-whitespace-character-count="5723"/>
  </office:meta>
</office:document-meta>
</file>